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80000610A0000291690476A42.wmf" manifest:media-type=""/>
  <manifest:file-entry manifest:full-path="Pictures/2000009400004155000032EC925FCB35.wmf" manifest:media-type=""/>
  <manifest:file-entry manifest:full-path="Pictures/2000016E000069D500003CFA8B508CB9.wmf" manifest:media-type=""/>
  <manifest:file-entry manifest:full-path="Pictures/2000006100004E0400002B8C21F5C9CB.wmf" manifest:media-type=""/>
  <manifest:file-entry manifest:full-path="Pictures/2000017300004D7C000028F5B1AAB027.wmf" manifest:media-type=""/>
  <manifest:file-entry manifest:full-path="Pictures/2000005000007C4D00003037DC1B99D7.wmf" manifest:media-type=""/>
  <manifest:file-entry manifest:full-path="Pictures/2000008200002CEE00001385120A9263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375cm" fo:min-width="16.951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49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01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73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672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042cm" fo:min-width="16.90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517cm" fo:min-width="9.105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17cm" fo:min-width="15.707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23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1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75cm" fo:min-width="7.84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791cm" fo:min-width="7.842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5cm" fo:min-width="7.879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135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3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931cm" fo:min-width="0cm" fo:padding-top="0.125cm" fo:padding-bottom="0.125cm" fo:padding-left="0.25cm" fo:padding-right="0.25cm" fo:wrap-option="no-wrap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1" style:family="graphic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529cm" fo:padding-top="0.125cm" fo:padding-bottom="0.125cm" fo:padding-left="0.25cm" fo:padding-right="0.25cm" fo:wrap-option="no-wrap"/>
    </style:style>
    <style:style style:name="gr52" style:family="graphic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3" style:family="graphic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2.529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1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2" style:family="paragraph">
      <style:paragraph-properties fo:margin-top="0cm" fo:margin-bottom="0cm" fo:line-height="100%" fo:text-align="start" style:writing-mode="lr-tb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text-align="center"/>
    </style:style>
    <style:style style:name="P37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0" style:family="paragraph">
      <style:paragraph-properties fo:margin-top="0cm" fo:margin-bottom="0cm" fo:line-height="100%" fo:text-align="start" style:punctuation-wrap="simple" style:writing-mode="lr-tb"/>
    </style:style>
    <style:style style:name="P41" style:family="paragraph">
      <style:paragraph-properties fo:margin-top="0cm" fo:margin-bottom="0cm" fo:line-height="90%" fo:text-align="start" style:punctuation-wrap="simple" style:writing-mode="lr-tb"/>
    </style:style>
    <style:style style:name="P42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3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44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45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47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top="0cm" fo:margin-bottom="0cm" fo:line-height="100%" fo:text-align="start" style:punctuation-wrap="hanging" style:writing-mode="lr-tb"/>
      <style:text-properties fo:font-size="15pt" style:font-size-asian="15pt" style:font-size-complex="15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5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5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/>
    </style:style>
    <style:style style:name="P53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54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5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7" style:family="paragraph">
      <style:text-properties fo:font-size="20pt"/>
    </style:style>
    <style:style style:name="P58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9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1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6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63" style:family="paragraph">
      <style:text-properties fo:font-size="16pt" style:font-size-asian="16pt" style:font-size-complex="16pt"/>
    </style:style>
    <style:style style:name="P6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5-01-31">31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4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 xml:id="id5" draw:id="id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Umschaltung</text:span><text:span text:style-name="T5"> 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5"><text:span text:style-name="T15">Prozess läuft zu einer Zeit in einem Ring</text:span></text:p>
                  </text:list-item>
                  <text:list-item>
                    <text:p text:style-name="P25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16">Ring 0: Kernelmodus (privilegiert, Zugriff auf Hardware möglich)</text:span></text:p>
                      </text:list-item>
                      <text:list-item>
                        <text:p text:style-name="P25"><text:span text:style-name="T16">Ring 3: Usermodus (nicht privilegiert)</text:span></text:p>
                      </text:list-item>
                      <text:list-item>
                        <text:p text:style-name="P25"><text:span text:style-name="T16">Übergang von Ring 3 nach Ring 0 über privilegierte Operation (int-Befehl)</text:span></text:p>
                      </text:list-item>
                      <text:list-item>
                        <text:p text:style-name="P25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 xml:id="id7" draw:id="id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6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1" draw:layer="layout" svg:width="10.803cm" svg:height="9.401cm" svg:x="2.897cm" svg:y="6.324cm">
          <text:p text:style-name="P32"><text:span text:style-name="T19"/></text:p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1" draw:layer="layout" svg:width="7.601cm" svg:height="6.587cm" svg:x="4.498cm" svg:y="7.735cm">
          <text:p text:style-name="P14"><text:span text:style-name="T20"/></text:p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1" draw:layer="layout" svg:width="5.621cm" svg:height="4.775cm" svg:x="5.477cm" svg:y="8.736cm">
          <text:p text:style-name="P14"><text:span text:style-name="T20"/></text:p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6" draw:layer="layout" svg:width="3.584cm" svg:height="2.768cm" svg:x="6.5cm" svg:y="9.741cm">
          <text:p text:style-name="P27"><text:span text:style-name="T18"/></text:p>
          <text:p text:style-name="P27"><text:span text:style-name="T18">Kernelmodus </text:span></text:p>
          <text:p text:style-name="P27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28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28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29"><text:span text:style-name="T20">Ring 3 </text:span></text:p>
          <text:p text:style-name="P29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1" draw:layer="layout" svg:width="5.798cm" svg:height="1.351cm" svg:x="19.103cm" svg:y="10.583cm">
          <text:p text:style-name="P30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2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2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3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3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6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8" draw:id="id8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4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5"><text:span text:style-name="T8"/></text:p>
          </draw:text-box>
        </draw:frame>
        <draw:frame draw:style-name="gr17" draw:text-style-name="P36" draw:layer="layout" svg:width="22.154cm" svg:height="11.395cm" svg:x="1.94cm" svg:y="5.539cm">
          <draw:image xlink:href="Pictures/2000017300004D7C000028F5B1AAB027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 xml:id="id11" draw:id="id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6"><text:span text:style-name="T15">Verbesserung des monolithischen Kernels: Flexibler und übersichtlicher</text:span></text:p>
              </text:list-item>
            </text:list>
            <text:p text:style-name="P37"><text:span text:style-name="T5"/></text:p>
          </draw:text-box>
        </draw:frame>
        <draw:frame draw:style-name="gr17" draw:text-style-name="P36" draw:layer="layout" svg:width="18.486cm" svg:height="10.301cm" svg:x="3.598cm" svg:y="6.209cm">
          <draw:image xlink:href="Pictures/2000006100004E0400002B8C21F5C9CB.wmf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 xml:id="id12" draw:id="id12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8"><text:span text:style-name="T8">Fileserver</text:span></text:p>
                      </text:list-item>
                      <text:list-item>
                        <text:p text:style-name="P38"><text:span text:style-name="T8">Memory Server (?)</text:span></text:p>
                      </text:list-item>
                      <text:list-item>
                        <text:p text:style-name="P38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<text:s/>und Serverprozess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2)" draw:style-name="dp1" draw:master-page-name="Titel_20_und_20_Inhalt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1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39"><text:span text:style-name="T15">Clientprozesse fordern Dienste über Nachrichten an die Serverprozesse an</text:span></text:p>
              </text:list-item>
              <text:list-item>
                <text:p text:style-name="P39"><text:span text:style-name="T15">Mikrokern-Konzept wurde u.a. bei den Betriebssystemen </text:span><text:span text:style-name="T27">Amoeba</text:span><text:span text:style-name="T15"> (Tanenbaum), </text:span><text:span text:style-name="T27">Mach</text:span><text:span text:style-name="T15"> und </text:span><text:span text:style-name="T27">Chorus</text:span><text:span text:style-name="T15"> entwickelt</text:span></text:p>
              </text:list-item>
              <text:list-item>
                <text:p text:style-name="P39"><text:span text:style-name="T15">Elementarer Kern ermöglicht verschiedene, darauf aufsetzende Betriebssysteme</text:span></text:p>
              </text:list-item>
              <text:list-item>
                <text:p text:style-name="P39"><text:span text:style-name="T15">Performance-Verschlechterung</text:span></text:p>
              </text:list-item>
            </text:list>
          </draw:text-box>
        </draw:frame>
        <draw:custom-shape draw:name="Rectangle 5" draw:style-name="gr18" draw:text-style-name="P1" draw:layer="layout" svg:width="17.567cm" svg:height="1.772cm" svg:x="2.117cm" svg:y="13.335cm">
          <text:p text:style-name="P14"><text:span text:style-name="T15">Mikrokern</text:span></text:p>
          <draw:enhanced-geometry draw:mirror-horizontal="false" draw:mirror-vertical="false" svg:viewBox="0 0 17568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" draw:text-style-name="P1" draw:layer="layout" svg:width="17.567cm" svg:height="2.036cm" svg:x="2.117cm" svg:y="15.108cm">
          <text:p text:style-name="P40"><text:span text:style-name="T15">Hardware</text:span></text:p>
          <draw:enhanced-geometry draw:mirror-horizontal="false" draw:mirror-vertical="false" svg:viewBox="0 0 17568 20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3.666cm" svg:height="0.927cm" svg:x="19.658cm" svg:y="11.553cm">
          <text:p text:style-name="P14"><text:span text:style-name="T8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0" draw:text-style-name="P1" draw:layer="layout" svg:x1="1.838cm" svg:y1="12.7cm" svg:x2="23.283cm" svg:y2="12.7cm">
          <text:p/>
        </draw:line>
        <draw:custom-shape draw:name="Text Box 9" draw:style-name="gr13" draw:text-style-name="P1" draw:layer="layout" svg:width="4.161cm" svg:height="0.927cm" svg:x="19.629cm" svg:y="12.912cm">
          <text:p text:style-name="P14"><text:span text:style-name="T8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" draw:text-style-name="P1" draw:layer="layout" svg:width="3.24cm" svg:height="1.269cm" svg:x="2.196cm" svg:y="10.918cm">
          <text:p text:style-name="P41"><text:span text:style-name="T8">Client-</text:span></text:p>
          <text:p text:style-name="P41"><text:span text:style-name="T8">prozess</text:span></text:p>
          <draw:enhanced-geometry draw:mirror-horizontal="false" draw:mirror-vertical="false" svg:viewBox="0 0 3241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" draw:text-style-name="P1" draw:layer="layout" svg:width="3.028cm" svg:height="1.269cm" svg:x="9.247cm" svg:y="10.918cm">
          <text:p text:style-name="P41"><text:span text:style-name="T8">…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1" draw:layer="layout" svg:width="3.028cm" svg:height="1.269cm" svg:x="12.422cm" svg:y="10.918cm">
          <text:p text:style-name="P41"><text:span text:style-name="T8">Server-</text:span></text:p>
          <text:p text:style-name="P41"><text:span text:style-name="T8">Prozess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" draw:text-style-name="P1" draw:layer="layout" svg:width="3.028cm" svg:height="1.269cm" svg:x="15.597cm" svg:y="10.918cm">
          <text:p text:style-name="P41"><text:span text:style-name="T8">…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1" draw:layer="layout" svg:width="1.172cm" svg:height="1.098cm" svg:x="18.614cm" svg:y="10.66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2" draw:text-style-name="P1" draw:layer="layout" svg:x1="7.408cm" svg:y1="12.126cm" svg:x2="7.408cm" svg:y2="13.82cm">
          <text:p/>
        </draw:line>
        <draw:line draw:name="Line 18" draw:style-name="gr22" draw:text-style-name="P1" draw:layer="layout" svg:x1="7.408cm" svg:y1="13.82cm" svg:x2="14.181cm" svg:y2="13.82cm">
          <text:p/>
        </draw:line>
        <draw:line draw:name="Line 19" draw:style-name="gr23" draw:text-style-name="P1" draw:layer="layout" svg:x1="14.181cm" svg:y1="13.82cm" svg:x2="14.181cm" svg:y2="12.126cm">
          <text:p/>
        </draw:line>
        <draw:custom-shape draw:name="Text Box 20" draw:style-name="gr13" draw:text-style-name="P1" draw:layer="layout" svg:width="3.915cm" svg:height="0.758cm" svg:x="7.087cm" svg:y="12.563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" draw:text-style-name="P1" draw:layer="layout" svg:width="3.028cm" svg:height="1.269cm" svg:x="5.861cm" svg:y="10.918cm">
          <text:p text:style-name="P41"><text:span text:style-name="T8">Client-</text:span></text:p>
          <text:p text:style-name="P41"><text:span text:style-name="T8">prozess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4" draw:text-style-name="P42" draw:layer="layout" svg:width="17.45cm" svg:height="1.624cm" svg:x="2.051cm" svg:y="15.101cm">
            <text:p text:style-name="P40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28" draw:layer="layout" svg:width="4.161cm" svg:height="0.927cm" svg:x="20.01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5" draw:text-style-name="P42" draw:layer="layout" svg:width="17.45cm" svg:height="0.799cm" svg:x="2.051cm" svg:y="9.543cm">
            <text:p text:style-name="P40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6" draw:text-style-name="P28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7" draw:text-style-name="P28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8" draw:text-style-name="P28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9" draw:text-style-name="P28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0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42" draw:layer="layout" svg:width="9.604cm" svg:height="1.766cm" svg:x="9.239cm" svg:y="5.318cm">
            <text:p text:style-name="P40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2" draw:layer="layout" svg:width="16.206cm" svg:height="1.766cm" svg:x="2.637cm" svg:y="7.209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3" draw:text-style-name="P1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4" draw:text-style-name="P1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 xml:id="id15" draw:id="id15">
        <draw:custom-shape draw:name="Rectangle 14" draw:style-name="gr35" draw:text-style-name="P1" draw:layer="layout" svg:width="17.541cm" svg:height="5.873cm" svg:x="1.759cm" svg:y="4.123cm">
          <text:p text:style-name="P40"><text:span text:style-name="T8"/></text:p>
          <draw:enhanced-geometry draw:mirror-horizontal="false" draw:mirror-vertical="false" svg:viewBox="0 0 17542 5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custom-shape draw:name="Rectangle 5" draw:style-name="gr19" draw:text-style-name="P1" draw:layer="layout" svg:width="17.567cm" svg:height="2.116cm" svg:x="1.79cm" svg:y="15.125cm">
          <text:p text:style-name="P40"><text:span text:style-name="T8">Hardware</text:span></text:p>
          <draw:enhanced-geometry draw:mirror-horizontal="false" draw:mirror-vertical="false" svg:viewBox="0 0 1756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66cm" svg:height="0.927cm" svg:x="20.006cm" svg:y="6.526cm">
          <text:p text:style-name="P14"><text:span text:style-name="T8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1" draw:layer="layout" svg:width="4.161cm" svg:height="0.927cm" svg:x="19.743cm" svg:y="12.127cm">
          <text:p text:style-name="P14"><text:span text:style-name="T8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17.567cm" svg:height="1.869cm" svg:x="1.79cm" svg:y="10.526cm">
          <text:p text:style-name="P40"><text:span text:style-name="T9">System Call Interface </text:span></text:p>
          <text:p text:style-name="P40"><text:span text:style-name="T8">(TRAP, CALL, BRK, INT,…, je nach Hardware)</text:span></text:p>
          <draw:enhanced-geometry draw:mirror-horizontal="false" draw:mirror-vertical="false" svg:viewBox="0 0 17568 18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17.598cm" svg:height="2.402cm" svg:x="1.759cm" svg:y="12.524cm">
          <text:p text:style-name="P40"><text:span text:style-name="T9">Kernel</text:span><text:span text:style-name="T8"> </text:span></text:p>
          <text:p text:style-name="P40"><text:span text:style-name="T8">(Geräteverwaltung, Dateisystem, Speicherverwaltung, </text:span></text:p>
          <text:p text:style-name="P40"><text:span text:style-name="T8">Prozessverwaltung, Netzwerkverwaltung, …)</text:span></text:p>
          <draw:enhanced-geometry draw:mirror-horizontal="false" draw:mirror-vertical="false" svg:viewBox="0 0 17599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9" draw:text-style-name="P1" draw:layer="layout" svg:width="9.599cm" svg:height="1.869cm" svg:x="9.159cm" svg:y="5.927cm">
          <text:p text:style-name="P40"><text:span text:style-name="T8">Weitere Libraries</text:span></text:p>
          <draw:enhanced-geometry draw:mirror-horizontal="false" draw:mirror-vertical="false" svg:viewBox="0 0 9600 18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16.2cm" svg:height="1.869cm" svg:x="2.558cm" svg:y="7.924cm">
          <text:p text:style-name="P40"><text:span text:style-name="T9">C-Library</text:span><text:span text:style-name="T8"> </text:span></text:p>
          <text:p text:style-name="P40"><text:span text:style-name="T8">(fopen, exec, socket, calloc, …)</text:span></text:p>
          <draw:enhanced-geometry draw:mirror-horizontal="false" draw:mirror-vertical="false" svg:viewBox="0 0 16201 18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14.63cm" svg:height="0.927cm" svg:x="1.886cm" svg:y="4.326cm">
          <text:p text:style-name="P14"><text:span text:style-name="T8">Anwendungsprogramme (vi, bash, openoffice,….) </text:span></text:p>
          <draw:enhanced-geometry draw:mirror-horizontal="false" draw:mirror-vertical="false" svg:viewBox="0 0 1463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499cm" svg:y1="10.323cm" svg:x2="23.702cm" svg:y2="10.323cm">
          <text:p/>
        </draw:line>
        <draw:custom-shape draw:name="Geschweifte Klammer rechts 30" draw:style-name="gr11" draw:text-style-name="P1" draw:layer="layout" svg:width="0.537cm" svg:height="4.453cm" svg:x="19.562cm" svg:y="10.473cm">
          <text:p text:style-name="P14"><text:span text:style-name="T5"/></text:p>
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eschweifte Klammer rechts 31" draw:style-name="gr11" draw:text-style-name="P1" draw:layer="layout" svg:width="0.519cm" svg:height="5.802cm" svg:x="19.579cm" svg:y="4.123cm">
          <text:p text:style-name="P14"><text:span text:style-name="T5"/></text:p>
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 xml:id="id16" draw:id="id16">
        <draw:custom-shape draw:name="Gerade Verbindung mit Pfeil 45" draw:style-name="gr36" draw:text-style-name="P33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8"><text:line-break/></text:span><text:span text:style-name="T29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30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30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31" draw:layer="layout" svg:width="7.597cm" svg:height="0.996cm" svg:x="6.901cm" svg:y="3.726cm">
          <text:p text:style-name="P43"><text:span text:style-name="T31">GUI</text:span><text:span text:style-name="T32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5" draw:layer="layout" svg:width="7.597cm" svg:height="1cm" svg:x="6.901cm" svg:y="4.926cm">
          <text:p text:style-name="P44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31" draw:layer="layout" svg:width="7.597cm" svg:height="1cm" svg:x="6.901cm" svg:y="6.125cm">
          <text:p text:style-name="P43"><text:span text:style-name="T32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31" draw:layer="layout" svg:width="3.399cm" svg:height="1.803cm" svg:x="14.9cm" svg:y="5.323cm">
          <text:p text:style-name="P43"><text:span text:style-name="T32">Prozess der </text:span></text:p>
          <text:p text:style-name="P43"><text:span text:style-name="T32">Subsysteme </text:span></text:p>
          <text:p text:style-name="P43"><text:span text:style-name="T32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5" draw:layer="layout" svg:width="4.797cm" svg:height="1.803cm" svg:x="1.901cm" svg:y="5.323cm">
          <text:p text:style-name="P44"><text:span text:style-name="T21">NT-Dienste</text:span><text:span text:style-name="T20">: smss, </text:span></text:p>
          <text:p text:style-name="P44"><text:span text:style-name="T20">lsass, services, </text:span></text:p>
          <text:p text:style-name="P44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5" draw:layer="layout" svg:width="13.801cm" svg:height="1cm" svg:x="4.498cm" svg:y="7.523cm">
          <text:p text:style-name="P44"><text:span text:style-name="T21">Native NT-API </text:span><text:span text:style-name="T20">(C/C++-Routinen nt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31" draw:layer="layout" svg:width="13.4cm" svg:height="1.401cm" svg:x="4.899cm" svg:y="10.125cm">
          <text:p text:style-name="P43"><text:span text:style-name="T31">NTOS-Kernschicht</text:span><text:span text:style-name="T32"> </text:span></text:p>
          <text:p text:style-name="P43"><text:span text:style-name="T32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5" draw:layer="layout" svg:width="4.059cm" svg:height="1.265cm" svg:x="19.644cm" svg:y="7.157cm">
          <text:p text:style-name="P46"><text:span text:style-name="T20">NTCreateProcess</text:span></text:p>
          <text:p text:style-name="P46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36" draw:text-style-name="P33" draw:layer="layout" svg:width="1.401cm" svg:height="0.197cm" svg:x="18.296cm" svg:y="7.3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6" draw:style-name="gr13" draw:text-style-name="P45" draw:layer="layout" svg:width="3.911cm" svg:height="1.772cm" svg:x="19.672cm" svg:y="9.357cm">
          <text:p text:style-name="P46"><text:span text:style-name="T20">Systemdienste, </text:span></text:p>
          <text:p text:style-name="P46"><text:span text:style-name="T20">Kern, NTOS </text:span></text:p>
          <text:p text:style-name="P46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6" draw:text-style-name="P33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7" draw:text-style-name="P31" draw:layer="layout" svg:width="4.201cm" svg:height="1.198cm" svg:x="2.297cm" svg:y="11.725cm">
          <text:p text:style-name="P43"><text:span text:style-name="T32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45" draw:layer="layout" svg:width="6.6cm" svg:height="1.198cm" svg:x="6.698cm" svg:y="11.725cm">
          <text:p text:style-name="P44"><text:span text:style-name="T21">NTOS-Ausführungsschicht</text:span></text:p>
          <text:p text:style-name="P44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31" draw:layer="layout" svg:width="4.801cm" svg:height="1.198cm" svg:x="13.498cm" svg:y="11.725cm">
          <text:p text:style-name="P43"><text:span text:style-name="T32">GUI-Treiber</text:span></text:p>
          <text:p text:style-name="P43"><text:span text:style-name="T32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31" draw:layer="layout" svg:width="16.002cm" svg:height="1.401cm" svg:x="2.297cm" svg:y="13.123cm">
          <text:p text:style-name="P43"><text:span text:style-name="T31">HAL</text:span><text:span text:style-name="T32"> (hal.dll) <text:s/></text:span></text:p>
          <text:p text:style-name="P43"><text:span text:style-name="T32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31" draw:layer="layout" svg:width="16.002cm" svg:height="1.401cm" svg:x="2.297cm" svg:y="14.724cm">
          <text:p text:style-name="P43"><text:span text:style-name="T31">Hardware </text:span></text:p>
          <text:p text:style-name="P43"><text:span text:style-name="T32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5" draw:layer="layout" svg:width="3.644cm" svg:height="3.293cm" svg:x="19.66cm" svg:y="3.523cm">
          <text:p text:style-name="P46"><text:span text:style-name="T20">CreateProcess,</text:span></text:p>
          <text:p text:style-name="P46"><text:span text:style-name="T20">DeleteFile, …</text:span></text:p>
          <text:p text:style-name="P46"><text:span text:style-name="T20">Wrapper für </text:span></text:p>
          <text:p text:style-name="P46"><text:span text:style-name="T20">NT-API-Aufrufe</text:span></text:p>
          <text:p text:style-name="P46"><text:span text:style-name="T20">= Win32-API </text:span></text:p>
          <text:p text:style-name="P46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38" draw:text-style-name="P33" draw:layer="layout" svg:x1="14.9cm" svg:y1="4.325cm" svg:x2="19.499cm" svg:y2="4.325cm">
          <text:p/>
        </draw:line>
        <draw:custom-shape draw:name="Text Box 6" draw:style-name="gr14" draw:text-style-name="P45" draw:layer="layout" svg:width="5cm" svg:height="1.772cm" svg:x="19.099cm" svg:y="11.725cm">
          <text:p text:style-name="P46"><text:span text:style-name="T20">Kernobjekte verwaltet</text:span></text:p>
          <text:p text:style-name="P46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2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45" draw:layer="layout" svg:width="5.397cm" svg:height="2.279cm" svg:x="18.702cm" svg:y="13.926cm">
          <text:p text:style-name="P46"><text:span text:style-name="T20">CPU-Scheduler: 75 Kloc</text:span></text:p>
          <text:p text:style-name="P46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6" draw:text-style-name="P33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6" draw:text-style-name="P33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3">Quelle: </text:span><text:span text:style-name="T34">Tanenbaum, A. S</text:span><text:span text:style-name="T33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 xml:id="id17" draw:id="id1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39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3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38"><text:span text:style-name="T8">Unix ➜</text:span><text:span text:style-name="T8"> BSD ➜</text:span><text:span text:style-name="T8"> NeXTStep ➜</text:span><text:span text:style-name="T8"> Darwin ➜</text:span><text:span text:style-name="T8"> Mac OS X</text:span></text:p>
                </text:list-item>
              </text:list>
            </text:list-item>
            <text:list-item>
              <text:p text:style-name="P39"><text:span text:style-name="T15">OS X Kernel heißt </text:span><text:span text:style-name="T27">XNU</text:span><text:span text:style-name="T15"> (X is not Unix)</text:span></text:p>
            </text:list-item>
            <text:list-item>
              <text:p text:style-name="P39"><text:span text:style-name="T15">Abgewandelt auch in iOS für Apple iPhone, iPad, ...</text:span></text:p>
            </text:list-item>
          </text:list>
          <text:p text:style-name="P47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42" draw:layer="layout" svg:width="8.341cm" svg:height="0.999cm" svg:x="6.807cm" svg:y="16.602cm">
          <text:p text:style-name="P40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4.326cm" svg:height="1.603cm" svg:x="15.674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28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1" draw:text-style-name="P28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2" draw:text-style-name="P42" draw:layer="layout" svg:width="8.378cm" svg:height="1.199cm" svg:x="6.828cm" svg:y="11.6cm">
          <text:p text:style-name="P40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3" draw:text-style-name="P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0" draw:text-style-name="P28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28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4" draw:text-style-name="P49" draw:layer="layout" svg:width="2.799cm" svg:height="1.105cm" svg:x="12.407cm" svg:y="14.201cm">
          <text:p text:style-name="P48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5" draw:text-style-name="P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51" draw:layer="layout" svg:width="5.028cm" svg:height="2.027cm" svg:x="0.6cm" svg:y="11.773cm">
          <text:p text:style-name="P50"><text:span text:style-name="T36">API für Rückwärts-</text:span><text:span text:style-name="T36"><text:line-break/></text:span><text:span text:style-name="T36">kompatibilität</text:span></text:p>
          <text:p text:style-name="P50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28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4" draw:text-style-name="P53" draw:layer="layout" svg:width="2.799cm" svg:height="1.105cm" svg:x="12.407cm" svg:y="13.001cm">
          <text:p text:style-name="P52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5" draw:text-style-name="P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46" draw:text-style-name="P36" draw:layer="layout" svg:x1="5.2cm" svg:y1="12.8cm" svg:x2="6.209cm" svg:y2="13.4cm">
          <text:p/>
        </draw:line>
        <draw:custom-shape draw:name="Text Box 8" draw:style-name="gr13" draw:text-style-name="P51" draw:layer="layout" svg:width="3.293cm" svg:height="0.843cm" svg:x="16.369cm" svg:y="14.473cm">
          <text:p text:style-name="P50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6" draw:text-style-name="P36" draw:layer="layout" svg:x1="15.401cm" svg:y1="14.1cm" svg:x2="16.41cm" svg:y2="14.7cm">
          <text:p/>
        </draw:lin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8" draw:id="id18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 xml:id="id19" draw:id="id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4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4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4"><text:span text:style-name="T16">Heute keine Praxisrelevanz</text:span></text:p>
                  </text:list-item>
                </text:list>
              </text:list-item>
              <text:list-item>
                <text:p text:style-name="P24"><text:span text:style-name="T13">Kommunikations-Middleware</text:span><text:span text:style-name="T5">:</text:span></text:p>
                <text:list>
                  <text:list-item>
                    <text:p text:style-name="P34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4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p text:style-name="P26"><text:span text:style-name="T15"/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 xml:id="id20" draw:id="id2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9"><text:span text:style-name="T15">Dedizierte Rollen: Client und Server </text:span></text:p>
              </text:list-item>
              <text:list-item>
                <text:p text:style-name="P39"><text:span text:style-name="T15">Client und Serverkomponenten sind üblicherweise über ein Netzwerk verteilt </text:span></text:p>
              </text:list-item>
              <text:list-item>
                <text:p text:style-name="P39"><text:span text:style-name="T15">Client und Server kommunizieren über Requests</text:span></text:p>
              </text:list-item>
              <text:list-item>
                <text:p text:style-name="P39"><text:span text:style-name="T15">Softwarekonzept!</text:span></text:p>
              </text:list-item>
            </text:list>
            <text:p text:style-name="P39"><text:span text:style-name="T15"/></text:p>
          </draw:text-box>
        </draw:frame>
        <draw:custom-shape draw:name="Rectangle 6" draw:style-name="gr21" draw:text-style-name="P1" draw:layer="layout" svg:width="3.028cm" svg:height="1.269cm" svg:x="17.414cm" svg:y="10.156cm">
          <text:p text:style-name="P41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" draw:layer="layout" svg:x1="6.561cm" svg:y1="12.148cm" svg:x2="6.561cm" svg:y2="13.842cm">
          <text:p/>
        </draw:line>
        <draw:line draw:name="Line 9" draw:style-name="gr47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5cm" svg:height="0.758cm" svg:x="7.201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3.028cm" svg:height="0.846cm" svg:x="17.414cm" svg:y="11.302cm">
          <text:p text:style-name="P41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" draw:text-style-name="P1" draw:layer="layout" svg:width="3.028cm" svg:height="1.269cm" svg:x="13.547cm" svg:y="10.156cm">
          <text:p text:style-name="P41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3.028cm" svg:height="0.846cm" svg:x="13.547cm" svg:y="11.302cm">
          <text:p text:style-name="P41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1" draw:layer="layout" svg:width="3.028cm" svg:height="1.269cm" svg:x="5.08cm" svg:y="10.156cm">
          <text:p text:style-name="P41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3.028cm" svg:height="0.846cm" svg:x="5.08cm" svg:y="11.302cm">
          <text:p text:style-name="P41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1" draw:layer="layout" svg:width="3.028cm" svg:height="1.269cm" svg:x="9.247cm" svg:y="10.156cm">
          <text:p text:style-name="P41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8" draw:text-style-name="P1" draw:layer="layout" svg:width="3.028cm" svg:height="0.846cm" svg:x="9.247cm" svg:y="11.302cm">
          <text:p text:style-name="P41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2" draw:text-style-name="P1" draw:layer="layout" svg:x1="10.795cm" svg:y1="12.148cm" svg:x2="10.795cm" svg:y2="13.842cm">
          <text:p/>
        </draw:line>
        <draw:line draw:name="Line 19" draw:style-name="gr22" draw:text-style-name="P1" draw:layer="layout" svg:x1="15.24cm" svg:y1="12.148cm" svg:x2="15.24cm" svg:y2="13.842cm">
          <text:p/>
        </draw:line>
        <draw:line draw:name="Line 20" draw:style-name="gr22" draw:text-style-name="P1" draw:layer="layout" svg:x1="19.05cm" svg:y1="12.148cm" svg:x2="19.05cm" svg:y2="13.842cm">
          <text:p/>
        </draw:line>
        <draw:line draw:name="Line 21" draw:style-name="gr48" draw:text-style-name="P1" draw:layer="layout" svg:x1="9.525cm" svg:y1="13.418cm" svg:x2="9.525cm" svg:y2="11.09cm">
          <text:p/>
        </draw:line>
        <draw:line draw:name="Line 22" draw:style-name="gr49" draw:text-style-name="P1" draw:layer="layout" svg:x1="7.62cm" svg:y1="13.418cm" svg:x2="9.525cm" svg:y2="13.418cm">
          <text:p/>
        </draw:line>
        <draw:line draw:name="Line 23" draw:style-name="gr49" draw:text-style-name="P1" draw:layer="layout" svg:x1="7.62cm" svg:y1="13.418cm" svg:x2="7.62cm" svg:y2="11.09cm">
          <text:p/>
        </draw:line>
        <draw:line draw:name="Line 24" draw:style-name="gr50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 xml:id="id21" draw:id="id2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9"><text:span text:style-name="T15">Dedizierte Rollen: Publisher und Subscriber</text:span></text:p>
              </text:list-item>
              <text:list-item>
                <text:p text:style-name="P39"><text:span text:style-name="T15">Publisher und Subscriber</text:span><text:span text:style-name="T15">komponenten sind üblicherweise über ein Netzwerk verteilt </text:span></text:p>
              </text:list-item>
              <text:list-item>
                <text:p text:style-name="P39"><text:span text:style-name="T15">Client und Server kommunizieren über (transparente) Messages</text:span></text:p>
              </text:list-item>
              <text:list-item>
                <text:p text:style-name="P39"><text:span text:style-name="T15">Softwarekonzept!</text:span></text:p>
              </text:list-item>
            </text:list>
            <text:p text:style-name="P39"><text:span text:style-name="T15"/></text:p>
          </draw:text-box>
        </draw:frame>
        <draw:custom-shape draw:name="Rectangle 6" draw:style-name="gr51" draw:text-style-name="P55" draw:layer="Layout" svg:width="3.028cm" svg:height="1.269cm" svg:x="17.414cm" svg:y="10.156cm">
          <text:p text:style-name="P54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2" draw:text-style-name="P28" draw:layer="Layout" svg:width="1.172cm" svg:height="1.098cm" svg:x="20.43cm" svg:y="9.9cm">
          <text:p text:style-name="P56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" draw:layer="layout" svg:x1="11.161cm" svg:y1="12.148cm" svg:x2="11.161cm" svg:y2="13.842cm">
          <text:p/>
        </draw:line>
        <draw:line draw:name="Line 9" draw:style-name="gr47" draw:text-style-name="P1" draw:layer="layout" svg:x1="4.233cm" svg:y1="13.842cm" svg:x2="21.166cm" svg:y2="13.842cm">
          <text:p/>
        </draw:line>
        <draw:custom-shape draw:name="Text Box 10" draw:style-name="gr52" draw:text-style-name="P28" draw:layer="Layout" svg:width="4.423cm" svg:height="0.758cm" svg:x="11.55cm" svg:y="14.9cm">
          <text:p text:style-name="P56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3" draw:text-style-name="P55" draw:layer="Layout" svg:width="3.028cm" svg:height="0.846cm" svg:x="17.414cm" svg:y="11.302cm">
          <text:p text:style-name="P54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1" draw:text-style-name="P55" draw:layer="Layout" svg:width="3.028cm" svg:height="1.269cm" svg:x="13.547cm" svg:y="10.156cm">
          <text:p text:style-name="P54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55" draw:layer="Layout" svg:width="3.028cm" svg:height="0.846cm" svg:x="13.547cm" svg:y="11.302cm">
          <text:p text:style-name="P54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1" draw:text-style-name="P55" draw:layer="Layout" svg:width="3.028cm" svg:height="1.269cm" svg:x="5.08cm" svg:y="10.156cm">
          <text:p text:style-name="P54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55" draw:layer="Layout" svg:width="3.028cm" svg:height="0.846cm" svg:x="5.08cm" svg:y="11.302cm">
          <text:p text:style-name="P54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1" draw:text-style-name="P55" draw:layer="Layout" svg:width="3.028cm" svg:height="1.269cm" svg:x="9.247cm" svg:y="10.156cm">
          <text:p text:style-name="P54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3" draw:text-style-name="P55" draw:layer="Layout" svg:width="3.028cm" svg:height="0.846cm" svg:x="9.247cm" svg:y="11.302cm">
          <text:p text:style-name="P54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2" draw:text-style-name="P1" draw:layer="layout" svg:x1="15.395cm" svg:y1="12.148cm" svg:x2="15.395cm" svg:y2="13.842cm">
          <text:p/>
        </draw:line>
        <draw:line draw:name="Line 19" draw:style-name="gr22" draw:text-style-name="P1" draw:layer="layout" svg:x1="15.24cm" svg:y1="12.148cm" svg:x2="15.24cm" svg:y2="13.842cm">
          <text:p/>
        </draw:line>
        <draw:line draw:name="Line 20" draw:style-name="gr22" draw:text-style-name="P1" draw:layer="layout" svg:x1="19.05cm" svg:y1="12.148cm" svg:x2="19.05cm" svg:y2="13.842cm">
          <text:p/>
        </draw:line>
        <draw:line draw:name="Line 21" draw:style-name="gr48" draw:text-style-name="P1" draw:layer="layout" svg:x1="11.825cm" svg:y1="13.418cm" svg:x2="11.825cm" svg:y2="11.09cm">
          <text:p/>
        </draw:line>
        <draw:line draw:name="Line 22" draw:style-name="gr49" draw:text-style-name="P1" draw:layer="layout" svg:x1="11.82cm" svg:y1="13.418cm" svg:x2="13.725cm" svg:y2="13.418cm">
          <text:p/>
        </draw:line>
        <draw:line draw:name="Line 23" draw:style-name="gr49" draw:text-style-name="P1" draw:layer="layout" svg:x1="13.72cm" svg:y1="13.418cm" svg:x2="13.72cm" svg:y2="11.09cm">
          <text:p/>
        </draw:line>
        <draw:line draw:name="Line 24" draw:style-name="gr50" draw:text-style-name="P1" draw:layer="layout" svg:x1="12.855cm" svg:y1="14.688cm" svg:x2="13.066cm" svg:y2="13.418cm">
          <text:p/>
        </draw:line>
        <draw:custom-shape draw:name="Text Box 25" draw:style-name="gr52" draw:text-style-name="P28" draw:layer="Layout" svg:width="3.149cm" svg:height="0.927cm" svg:x="9.098cm" svg:y="13.908cm">
          <text:p text:style-name="P56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" draw:layer="layout" svg:x1="6.917cm" svg:y1="12.087cm" svg:x2="6.917cm" svg:y2="13.781cm">
          <text:p/>
        </draw:line>
        <draw:custom-shape draw:name="Text Box 10" draw:style-name="gr13" draw:text-style-name="P28" draw:layer="layout" svg:width="2.819cm" svg:height="0.758cm" svg:x="6.508cm" svg:y="14.839cm">
          <text:p text:style-name="P56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2" draw:text-style-name="P1" draw:layer="layout" svg:x1="11.151cm" svg:y1="12.087cm" svg:x2="11.151cm" svg:y2="13.781cm">
          <text:p/>
        </draw:line>
        <draw:line draw:name="Line 19" draw:style-name="gr22" draw:text-style-name="P1" draw:layer="layout" svg:x1="10.996cm" svg:y1="12.087cm" svg:x2="10.996cm" svg:y2="13.781cm">
          <text:p/>
        </draw:line>
        <draw:line draw:name="Line 21" draw:style-name="gr48" draw:text-style-name="P1" draw:layer="layout" svg:x1="7.581cm" svg:y1="13.357cm" svg:x2="7.581cm" svg:y2="11.029cm">
          <text:p/>
        </draw:line>
        <draw:line draw:name="Line 22" draw:style-name="gr49" draw:text-style-name="P1" draw:layer="layout" svg:x1="7.576cm" svg:y1="13.357cm" svg:x2="9.481cm" svg:y2="13.357cm">
          <text:p/>
        </draw:line>
        <draw:line draw:name="Line 23" draw:style-name="gr49" draw:text-style-name="P1" draw:layer="layout" svg:x1="9.376cm" svg:y1="13.357cm" svg:x2="9.376cm" svg:y2="11.029cm">
          <text:p/>
        </draw:line>
        <draw:line draw:name="Line 24" draw:style-name="gr50" draw:text-style-name="P1" draw:layer="layout" svg:x1="8.511cm" svg:y1="14.627cm" svg:x2="8.722cm" svg:y2="13.357cm">
          <text:p/>
        </draw:lin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5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 xml:id="id22" draw:id="id22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54" draw:text-style-name="P1" draw:layer="layout" svg:width="21.166cm" svg:height="1.269cm" svg:x="1.905cm" svg:y="3.726cm">
          <text:list text:style-name="L10">
            <text:list-item>
              <text:p text:style-name="P58"><text:span text:style-name="T37">Eigenes Betriebssystem auf jedem Peer</text:span></text:p>
            </text:list-item>
            <text:list-item>
              <text:p text:style-name="P58"><text:span text:style-name="T37">Keine Rollenaufteilung wie im Client-/Server-Modell</text:span></text:p>
            </text:list-item>
            <text:list-item>
              <text:p text:style-name="P58"><text:span text:style-name="T37">Varianten: pur, hybrid, Superpeer (Weiterentwicklung von hybrid)</text:span></text:p>
            </text:list-item>
          </text:list>
          <text:p text:style-name="P59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5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6" draw:layer="layout" svg:width="20.743cm" svg:height="8.996cm" svg:x="2.328cm" svg:y="8.29cm">
          <draw:image xlink:href="Pictures/2000008200002CEE00001385120A9263.wm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 xml:id="id23" draw:id="id2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39"><text:span text:style-name="T15">Die Kommunikations-Middleware übernimmt die Aufgaben der Client-/Server-Kommunikation</text:span><text:span text:style-name="T15"><text:line-break/></text:span><text:span text:style-name="T15">(</text:span><text:span text:style-name="T27">verteilte Anwendung</text:span><text:span text:style-name="T15">)</text:span></text:p>
              </text:list-item>
              <text:list-item>
                <text:p text:style-name="P39"><text:span text:style-name="T15">Verteilt werden Anwendungs-Clients und -Server</text:span></text:p>
              </text:list-item>
              <text:list-item>
                <text:p text:style-name="P39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6" draw:layer="layout" svg:width="18.591cm" svg:height="7.126cm" svg:x="3.634cm" svg:y="9.49cm">
          <draw:image xlink:href="Pictures/2000005000007C4D00003037DC1B99D7.wm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 xml:id="id24" draw:id="id2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6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8">Web-Server</text:span></text:p>
                  </text:list-item>
                  <text:list-item>
                    <text:p text:style-name="P60"><text:span text:style-name="T8">Application Server</text:span></text:p>
                  </text:list-item>
                  <text:list-item>
                    <text:p text:style-name="P60"><text:span text:style-name="T8">Datenbanksystem</text:span></text:p>
                  </text:list-item>
                </text:list>
              </text:list-item>
              <text:list-item>
                <text:p text:style-name="P26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2" draw:text-style-name="P1" draw:layer="layout" svg:x1="19.261cm" svg:y1="14.159cm" svg:x2="19.261cm" svg:y2="15.852cm">
          <text:p/>
        </draw:line>
        <draw:custom-shape draw:name="Rectangle 6" draw:style-name="gr56" draw:text-style-name="P1" draw:layer="layout" svg:width="3.028cm" svg:height="1.269cm" svg:x="17.67cm" svg:y="12.255cm">
          <text:p text:style-name="P41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2" draw:text-style-name="P1" draw:layer="layout" svg:x1="6.773cm" svg:y1="14.159cm" svg:x2="6.773cm" svg:y2="15.852cm">
          <text:p/>
        </draw:line>
        <draw:line draw:name="Line 8" draw:style-name="gr47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83cm" svg:height="0.758cm" svg:x="2.403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3.028cm" svg:height="0.846cm" svg:x="17.67cm" svg:y="13.481cm">
          <text:p text:style-name="P41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6" draw:text-style-name="P1" draw:layer="layout" svg:width="3.028cm" svg:height="1.269cm" svg:x="13.758cm" svg:y="11.126cm">
          <text:p text:style-name="P41"><text:span text:style-name="T36">Appl.</text:span></text:p>
          <text:p text:style-name="P41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3.028cm" svg:height="0.846cm" svg:x="13.758cm" svg:y="13.313cm">
          <text:p text:style-name="P41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6" draw:text-style-name="P1" draw:layer="layout" svg:width="3.028cm" svg:height="1.269cm" svg:x="5.292cm" svg:y="12.056cm">
          <text:p text:style-name="P41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3.028cm" svg:height="0.846cm" svg:x="5.292cm" svg:y="13.313cm">
          <text:p text:style-name="P41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6" draw:text-style-name="P1" draw:layer="layout" svg:width="3.439cm" svg:height="1.269cm" svg:x="9.459cm" svg:y="11.055cm">
          <text:p text:style-name="P41"><text:span text:style-name="T36">Web-</text:span></text:p>
          <text:p text:style-name="P41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" draw:layer="layout" svg:width="3.439cm" svg:height="0.846cm" svg:x="9.459cm" svg:y="13.172cm">
          <text:p text:style-name="P41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2" draw:text-style-name="P1" draw:layer="layout" svg:x1="11.006cm" svg:y1="14.159cm" svg:x2="11.006cm" svg:y2="15.852cm">
          <text:p/>
        </draw:line>
        <draw:line draw:name="Line 18" draw:style-name="gr22" draw:text-style-name="P1" draw:layer="layout" svg:x1="15.451cm" svg:y1="14.159cm" svg:x2="15.451cm" svg:y2="15.852cm">
          <text:p/>
        </draw:line>
        <draw:line draw:name="Line 19" draw:style-name="gr49" draw:text-style-name="P1" draw:layer="layout" svg:x1="7.831cm" svg:y1="15.134cm" svg:x2="9.736cm" svg:y2="15.134cm">
          <text:p/>
        </draw:line>
        <draw:line draw:name="Line 20" draw:style-name="gr50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7" draw:text-style-name="P62" draw:layer="layout" svg:width="2.799cm" svg:height="0.846cm" svg:x="10.098cm" svg:y="12.325cm">
          <text:p text:style-name="P61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7" draw:text-style-name="P62" draw:layer="layout" svg:width="3.028cm" svg:height="0.846cm" svg:x="13.758cm" svg:y="12.396cm">
          <text:p text:style-name="P61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9" draw:text-style-name="P1" draw:layer="layout" svg:x1="7.831cm" svg:y1="15.134cm" svg:x2="7.699cm" svg:y2="13.123cm">
          <text:p/>
        </draw:line>
        <draw:line draw:name="Line 27" draw:style-name="gr48" draw:text-style-name="P1" draw:layer="layout" svg:x1="9.736cm" svg:y1="15.134cm" svg:x2="9.736cm" svg:y2="12.382cm">
          <text:p/>
        </draw:line>
        <draw:line draw:name="Line 28" draw:style-name="gr49" draw:text-style-name="P1" draw:layer="layout" svg:x1="11.853cm" svg:y1="15.134cm" svg:x2="11.853cm" svg:y2="12.382cm">
          <text:p/>
        </draw:line>
        <draw:line draw:name="Line 29" draw:style-name="gr49" draw:text-style-name="P1" draw:layer="layout" svg:x1="11.853cm" svg:y1="15.134cm" svg:x2="14.181cm" svg:y2="15.134cm">
          <text:p/>
        </draw:line>
        <draw:line draw:name="Line 30" draw:style-name="gr48" draw:text-style-name="P1" draw:layer="layout" svg:x1="14.181cm" svg:y1="15.134cm" svg:x2="14.181cm" svg:y2="12.382cm">
          <text:p/>
        </draw:line>
        <draw:line draw:name="Line 32" draw:style-name="gr50" draw:text-style-name="P1" draw:layer="layout" svg:x1="6.138cm" svg:y1="15.134cm" svg:x2="7.831cm" svg:y2="14.71cm">
          <text:p/>
        </draw:line>
        <draw:line draw:name="Line 33" draw:style-name="gr49" draw:text-style-name="P1" draw:layer="layout" svg:x1="16.51cm" svg:y1="15.134cm" svg:x2="16.51cm" svg:y2="12.382cm">
          <text:p/>
        </draw:line>
        <draw:line draw:name="Line 34" draw:style-name="gr49" draw:text-style-name="P1" draw:layer="layout" svg:x1="16.51cm" svg:y1="15.134cm" svg:x2="17.991cm" svg:y2="15.134cm">
          <text:p/>
        </draw:line>
        <draw:line draw:name="Line 35" draw:style-name="gr48" draw:text-style-name="P1" draw:layer="layout" svg:x1="17.991cm" svg:y1="15.134cm" svg:x2="18.101cm" svg:y2="13.326cm">
          <text:p/>
        </draw:line>
        <draw:line draw:name="Line 36" draw:style-name="gr47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66cm" svg:height="0.758cm" svg:x="8.24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17cm" svg:height="0.758cm" svg:x="19.496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0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pplication-Server-Betrieb (1)" draw:style-name="dp1" draw:master-page-name="Titel_20_und_20_Inhalt" presentation:presentation-page-layout-name="AL2T11" xml:id="id25" draw:id="id2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Application-Server-Betrieb (1)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5">In heutigen verteilten Systemen werden statt Transaktionsmonitoren oft auch sog. </text:span><text:span text:style-name="T13">Application- Server</text:span><text:span text:style-name="T5"> verwendet (auch Middleware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Derzeit aktuell: </text:span><text:span text:style-name="T27">EJB</text:span><text:span text:style-name="T15"> Application Server <text:s/>(Enterprise Java Beans) und .NET</text:span></text:p>
                  </text:list-item>
                  <text:list-item>
                    <text:p text:style-name="P26"><text:span text:style-name="T15">Stellen auch Plattformen für verteilte Komponentensysteme bereit</text:span></text:p>
                  </text:list-item>
                  <text:list-item>
                    <text:p text:style-name="P26"><text:span text:style-name="T15">Beispiele: Oracle Weblogic AS, JBoss AS, IBM Websphere AS</text:span></text:p>
                  </text:list-item>
                </text:list>
              </text:list-item>
              <text:list-item>
                <text:p text:style-name="P24"><text:span text:style-name="T5">Verteilte Transaktionsverarbeitung ist aber wesentlich komplexer als lokale Transaktionsverarbeitung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pplication-Server-Betrieb (2)" draw:style-name="dp1" draw:master-page-name="Titel_20_und_20_Inhalt" presentation:presentation-page-layout-name="AL2T11" xml:id="id26" draw:id="id2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pplication-Server-Betrieb (2)</text:span></text:p>
          </draw:text-box>
        </draw:frame>
        <draw:custom-shape draw:name="Rectangle 6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8" draw:text-style-name="P1" draw:layer="layout" svg:width="25.399cm" svg:height="0.001cm" svg:x="0cm" svg:y="0cm">
          <text:p text:style-name="P32"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6" draw:layer="layout" svg:width="22.366cm" svg:height="12.982cm" svg:x="1.482cm" svg:y="3.916cm">
          <draw:image xlink:href="Pictures/2000016E000069D500003CFA8B508CB9.wmf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27" draw:id="id27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60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 xml:id="id28" draw:id="id28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4"><text:span text:style-name="T38">Früher: </text:span><text:span text:style-name="T39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4"><text:span text:style-name="T38">Heute: </text:span><text:span text:style-name="T39">Clientrechner sind intelligent und enthalten clientseitige Anwendungskomponenten</text:span></text:p>
              </text:list-item>
              <text:list-item>
                <text:p text:style-name="P34"><text:span text:style-name="T38">Probleme: </text:span></text:p>
                <text:list>
                  <text:list-item>
                    <text:p text:style-name="P25"><text:span text:style-name="T16">Verteilung von Programmänderungen auf Clientrechner ist teuer</text:span></text:p>
                  </text:list-item>
                  <text:list-item>
                    <text:p text:style-name="P25"><text:span text:style-name="T16">Leichtere Angriffe auf dezentrale Systeme möglich (Sicherheitsaspekt)</text:span></text:p>
                  </text:list-item>
                  <text:list-item>
                    <text:p text:style-name="P25"><text:span text:style-name="T16">...</text:span></text:p>
                  </text:list-item>
                </text:list>
              </text:list-item>
              <text:list-item>
                <text:p text:style-name="P25"><text:span text:style-name="T39">Terminalserver dienen der </text:span><text:span text:style-name="T38">Reduzierung</text:span><text:span text:style-name="T39"> </text:span><text:span text:style-name="T38">der Probleme 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 xml:id="id29" draw:id="id2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6" draw:layer="layout" svg:width="17.956cm" svg:height="13.97cm" svg:x="3.669cm" svg:y="3.316cm">
          <draw:image xlink:href="Pictures/2000009400004155000032EC925FCB35.wmf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0" draw:id="id30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 xml:id="id31" draw:id="id3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4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4"><text:span text:style-name="T5">Virtuelle Maschine verhält sich wie die reale Maschine</text:span></text:p>
              </text:list-item>
              <text:list-item>
                <text:p text:style-name="P34"><text:span text:style-name="T5">Diverse Varianten:</text:span></text:p>
                <text:list>
                  <text:list-item>
                    <text:p text:style-name="P25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5"><text:span text:style-name="T16">Storage Virtualisierung</text:span></text:p>
                  </text:list-item>
                  <text:list-item>
                    <text:p text:style-name="P25"><text:span text:style-name="T16">Anwendungsvirtualisierung</text:span></text:p>
                  </text:list-item>
                  <text:list-item>
                    <text:p text:style-name="P25"><text:span text:style-name="T16">Virtuelle Prozessumgebungen (Prozessmodell und virtueller Speicher)</text:span></text:p>
                  </text:list-item>
                  <text:list-item>
                    <text:p text:style-name="P25"><text:span text:style-name="T16">Virtuelle Prozessoren: Java Virtual Machine (JVM)</text:span></text:p>
                  </text:list-item>
                  <text:list-item>
                    <text:p text:style-name="P25"><text:span text:style-name="T16">Netzwerkvirtualisierung (vLA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 xml:id="id32" draw:id="id32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Grobes Virtualisierungsmodell mit unterschiedlichen Ausprägungen (Hypervisor Typ 1, Typ2 …)</text:span></text:p>
              </text:list-item>
              <text:list-item>
                <text:p text:style-name="P24"><text:span text:style-name="T5">Mehr dazu in später</text:span></text:p>
              </text:list-item>
            </text:list>
          </draw:text-box>
        </draw:frame>
        <draw:custom-shape draw:name="Rectangle 8" draw:style-name="gr58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6" draw:layer="layout" svg:width="18.944cm" svg:height="7.973cm" svg:x="2.656cm" svg:y="8.027cm">
          <draw:image xlink:href="Pictures/200000380000610A0000291690476A42.wmf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 xml:id="id33" draw:id="id3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Wird heute immer mehr eingesetzt!</text:span></text:p>
              </text:list-item>
              <text:list-item>
                <text:p text:style-name="P24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Java Virtual Machine</text:span></text:p>
                  </text:list-item>
                  <text:list-item>
                    <text:p text:style-name="P26"><text:span text:style-name="T15">.NET Common Language Runtime</text:span></text:p>
                  </text:list-item>
                </text:list>
              </text:list-item>
              <text:list-item>
                <text:p text:style-name="P24"><text:span text:style-name="T5">Bytecode wird meist interpretiert</text:span></text:p>
              </text:list-item>
              <text:list-item>
                <text:p text:style-name="P24"><text:span text:style-name="T5">Vorteil</text:span></text:p>
                <text:list>
                  <text:list-item>
                    <text:p text:style-name="P26"><text:span text:style-name="T15">Programme werden unabhängig von der Systemplattform</text:span></text:p>
                  </text:list-item>
                </text:list>
              </text:list-item>
            </text:list>
          </draw:text-box>
        </draw:frame>
        <draw:custom-shape draw:name="Rectangle 8" draw:style-name="gr58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4" draw:id="id34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 xml:id="id35" draw:id="id3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40">Cloud = Rechnerwolke</text:span></text:p>
              </text:list-item>
              <text:list-item>
                <text:p text:style-name="P24"><text:span text:style-name="T40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41">Rechenkapazität, Betriebssysteme, Datenspeicher, Software</text:span></text:p>
                  </text:list-item>
                </text:list>
              </text:list-item>
              <text:list-item>
                <text:p text:style-name="P24"><text:span text:style-name="T40">Man unterscheidet aus Betreibersicht:</text:span></text:p>
                <text:list>
                  <text:list-item>
                    <text:p text:style-name="P26"><text:span text:style-name="T42">Private Cloud</text:span></text:p>
                  </text:list-item>
                  <text:list-item>
                    <text:p text:style-name="P26"><text:span text:style-name="T42">Public Cloud</text:span></text:p>
                  </text:list-item>
                  <text:list-item>
                    <text:p text:style-name="P26"><text:span text:style-name="T42">Hybrid Clou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 xml:id="id36" draw:id="id3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4"><text:span text:style-name="T40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41">Cloud-Provider bietet Zugang zu virtualisierten Rechnern (inkl. BS) und Speichersystemen </text:span><text:span text:style-name="T43">→</text:span><text:span text:style-name="T41"> Basis ist Betriebssystemvirtualisierung</text:span></text:p>
                      </text:list-item>
                      <text:list-item>
                        <text:p text:style-name="P34"><text:span text:style-name="T41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40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4"><text:span text:style-name="T41">Cloud-Provider bietet Zugang zu Programmierungsumgebungen</text:span></text:p>
                  </text:list-item>
                  <text:list-item>
                    <text:p text:style-name="P34"><text:span text:style-name="T41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40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1">Cloud-Provider bietet Zugang zu Anwendungsprogrammen</text:span></text:p>
                  </text:list-item>
                  <text:list-item>
                    <text:p text:style-name="P23"><text:span text:style-name="T41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63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7" draw:id="id37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64"><text:span text:style-name="T8">Einführung in Computersysteme</text:span></text:p>
            </text:list-item>
            <text:list-item>
              <text:p text:style-name="P64"><text:span text:style-name="T8">Entwicklung von Betriebssystemen</text:span></text:p>
            </text:list-item>
            <text:list-item>
              <text:p text:style-name="P64"><text:span text:style-name="T8">Architekturansätze</text:span></text:p>
            </text:list-item>
          </text:list>
          <text:list text:style-name="L17">
            <text:list-item>
              <text:p text:style-name="P64"><text:span text:style-name="T8">Interruptverarbeitung in Betriebssystemen</text:span></text:p>
            </text:list-item>
            <text:list-item>
              <text:p text:style-name="P64"><text:span text:style-name="T8">Prozesse und Threads</text:span></text:p>
            </text:list-item>
            <text:list-item>
              <text:p text:style-name="P64"><text:span text:style-name="T8">CPU-Scheduling</text:span></text:p>
            </text:list-item>
            <text:list-item>
              <text:p text:style-name="P64"><text:span text:style-name="T8">Synchronisation und Kommunikation</text:span></text:p>
            </text:list-item>
            <text:list-item>
              <text:p text:style-name="P64"><text:span text:style-name="T8">Speicherverwaltung </text:span></text:p>
            </text:list-item>
            <text:list-item>
              <text:p text:style-name="P64"><text:span text:style-name="T8">Geräte- und Dateiverwaltung</text:span></text:p>
            </text:list-item>
            <text:list-item>
              <text:p text:style-name="P64"><text:span text:style-name="T8">Betriebssystemvirtualisierung</text:span></text:p>
            </text:list-item>
          </text:list>
          <text:p text:style-name="P64"><text:span text:style-name="T8"/></text:p>
          <text:p text:style-name="P65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1">31.01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6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3" draw:layer="backgroundobjects" svg:width="17.495cm" svg:height="2.116cm" svg:x="1.905cm" svg:y="0.80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906cm" svg:height="0.843cm" svg:x="14.8cm" svg:y="18.207cm">
        <draw:text-box>
          <text:p text:style-name="MP4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Betriebssysteme: Aufgaben, Architekturen...</dc:subject>
    <meta:initial-creator>P.Mandl</meta:initial-creator>
    <dc:creator>Tomas Pospisek</dc:creator>
    <meta:editing-cycles>1459</meta:editing-cycles>
    <meta:print-date>1999-04-08T16:15:23</meta:print-date>
    <meta:creation-date>1997-06-07T14:48:20</meta:creation-date>
    <dc:date>2015-01-31T10:05:13.207186887</dc:date>
    <meta:editing-duration>PT12H13M18S</meta:editing-duration>
    <meta:generator>LibreOffice/4.3.3.2$Linux_X86_64 LibreOffice_project/430m0$Build-2</meta:generator>
    <meta:document-statistic meta:object-count="6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